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office:font-face-decls>
  <office:automatic-styles>
    <style:style style:name="co1" style:family="table-column">
      <style:table-column-properties fo:break-before="auto" style:column-width="0.801cm"/>
    </style:style>
    <style:style style:name="co2" style:family="table-column">
      <style:table-column-properties fo:break-before="auto" style:column-width="1.78cm"/>
    </style:style>
    <style:style style:name="co3" style:family="table-column">
      <style:table-column-properties fo:break-before="auto" style:column-width="4.073cm"/>
    </style:style>
    <style:style style:name="co4" style:family="table-column">
      <style:table-column-properties fo:break-before="auto" style:column-width="9.394cm"/>
    </style:style>
    <style:style style:name="co5" style:family="table-column">
      <style:table-column-properties fo:break-before="auto" style:column-width="1.639cm"/>
    </style:style>
    <style:style style:name="co6" style:family="table-column">
      <style:table-column-properties fo:break-before="auto" style:column-width="0.577cm"/>
    </style:style>
    <style:style style:name="co7" style:family="table-column">
      <style:table-column-properties fo:break-before="auto" style:column-width="10.841cm"/>
    </style:style>
    <style:style style:name="co8" style:family="table-column">
      <style:table-column-properties fo:break-before="auto" style:column-width="1.051cm"/>
    </style:style>
    <style:style style:name="co9" style:family="table-column">
      <style:table-column-properties fo:break-before="auto" style:column-width="1.221cm"/>
    </style:style>
    <style:style style:name="co10" style:family="table-column">
      <style:table-column-properties fo:break-before="auto" style:column-width="1.416cm"/>
    </style:style>
    <style:style style:name="co11" style:family="table-column">
      <style:table-column-properties fo:break-before="auto" style:column-width="2.422cm"/>
    </style:style>
    <style:style style:name="co12" style:family="table-column">
      <style:table-column-properties fo:break-before="auto" style:column-width="1.863cm"/>
    </style:style>
    <style:style style:name="co13" style:family="table-column">
      <style:table-column-properties fo:break-before="auto" style:column-width="2.478cm"/>
    </style:style>
    <style:style style:name="co14" style:family="table-column">
      <style:table-column-properties fo:break-before="auto" style:column-width="1.528cm"/>
    </style:style>
    <style:style style:name="co15" style:family="table-column">
      <style:table-column-properties fo:break-before="auto" style:column-width="0.884cm"/>
    </style:style>
    <style:style style:name="co16" style:family="table-column">
      <style:table-column-properties fo:break-before="auto" style:column-width="0.325cm"/>
    </style:style>
    <style:style style:name="co17" style:family="table-column">
      <style:table-column-properties fo:break-before="auto" style:column-width="0.046cm"/>
    </style:style>
    <style:style style:name="co18" style:family="table-column">
      <style:table-column-properties fo:break-before="auto" style:column-width="2.258cm"/>
    </style:style>
    <style:style style:name="ro1" style:family="table-row">
      <style:table-row-properties style:row-height="0.159cm" fo:break-before="auto" style:use-optimal-row-height="false"/>
    </style:style>
    <style:style style:name="ro2" style:family="table-row">
      <style:table-row-properties style:row-height="0.767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1.792cm" fo:break-before="auto" style:use-optimal-row-height="false"/>
    </style:style>
    <style:style style:name="ro5" style:family="table-row">
      <style:table-row-properties style:row-height="0.37cm" fo:break-before="auto" style:use-optimal-row-height="false"/>
    </style:style>
    <style:style style:name="ro6" style:family="table-row">
      <style:table-row-properties style:row-height="0.344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3.849cm" fo:break-before="auto" style:use-optimal-row-height="false"/>
    </style:style>
    <style:style style:name="ro9" style:family="table-row">
      <style:table-row-properties style:row-height="0.279cm" fo:break-before="auto" style:use-optimal-row-height="false"/>
    </style:style>
    <style:style style:name="ro10" style:family="table-row">
      <style:table-row-properties style:row-height="2.252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4.075cm" fo:break-before="auto" style:use-optimal-row-height="false"/>
    </style:style>
    <style:style style:name="ro13" style:family="table-row">
      <style:table-row-properties style:row-height="2.143cm" fo:break-before="auto" style:use-optimal-row-height="false"/>
    </style:style>
    <style:style style:name="ro14" style:family="table-row">
      <style:table-row-properties style:row-height="1.667cm" fo:break-before="auto" style:use-optimal-row-height="false"/>
    </style:style>
    <style:style style:name="ro15" style:family="table-row">
      <style:table-row-properties style:row-height="1.106cm" fo:break-before="auto" style:use-optimal-row-height="false"/>
    </style:style>
    <style:style style:name="ro16" style:family="table-row">
      <style:table-row-properties style:row-height="2.461cm" fo:break-before="auto" style:use-optimal-row-height="false"/>
    </style:style>
    <style:style style:name="ro17" style:family="table-row">
      <style:table-row-properties style:row-height="0.053cm" fo:break-before="auto" style:use-optimal-row-height="false"/>
    </style:style>
    <style:style style:name="ro18" style:family="table-row">
      <style:table-row-properties style:row-height="2.646cm" fo:break-before="auto" style:use-optimal-row-height="false"/>
    </style:style>
    <style:style style:name="ro19" style:family="table-row">
      <style:table-row-properties style:row-height="2.91cm" fo:break-before="auto" style:use-optimal-row-height="false"/>
    </style:style>
    <style:style style:name="ro20" style:family="table-row">
      <style:table-row-properties style:row-height="1.429cm" fo:break-before="auto" style:use-optimal-row-height="false"/>
    </style:style>
    <style:style style:name="ro21" style:family="table-row">
      <style:table-row-properties style:row-height="0.557cm" fo:break-before="auto" style:use-optimal-row-height="false"/>
    </style:style>
    <style:style style:name="ro22" style:family="table-row">
      <style:table-row-properties style:row-height="1.118cm" fo:break-before="auto" style:use-optimal-row-height="false"/>
    </style:style>
    <style:style style:name="ro23" style:family="table-row">
      <style:table-row-properties style:row-height="1.138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oglio1">
      <style:table-properties table:display="true" style:writing-mode="lr-tb"/>
    </style:style>
    <number:text-style style:name="N100">
      <number:text-content/>
    </number:text-style>
    <style:style style:name="ce7" style:family="table-cell" style:parent-style-name="Default">
      <style:table-cell-properties fo:padding="0.071cm"/>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padding="0.071cm" style:vertical-align="middle"/>
      <style:paragraph-properties fo:text-align="center"/>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padding="0.071cm" style:vertical-align="middle"/>
      <style:paragraph-properties fo:text-align="center"/>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fix" style:repeat-content="false" fo:padding="0.071cm" style:vertical-align="middle"/>
      <style:paragraph-properties fo:text-align="start" fo:margin-left="0cm"/>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071cm"/>
      <style:text-properties style:font-name="Liberation Sans" fo:font-size="12pt" style:font-size-asian="12pt" style:font-size-complex="12pt"/>
    </style:style>
    <style:style style:name="ce4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95"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96"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data-style-name="N100">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01" style:family="table-cell" style:parent-style-name="Default" style:data-style-name="N100">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ext-properties style:font-name="Liberation Sans" fo:font-size="12pt" style:font-size-asian="12pt" style:font-size-complex="12pt"/>
    </style:style>
    <style:style style:name="T1"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font-name="Liberation Sans"/>
    </style:style>
    <style:style style:name="T3" style:family="text">
      <style:text-propertie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font-name="Liberation Sans" style:text-position="super 67%"/>
    </style:style>
    <style:style style:name="T4" style:family="text">
      <style:text-properties style:text-position="sub 67%"/>
    </style:style>
    <style:style style:name="T5" style:family="text">
      <style:text-properties style:text-position="super 67%"/>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font-size-complex="12pt" style:font-size-asian="12pt" fo:font-size="12pt" style:font-name="Liberation Sans" style:font-style-complex="normal" style:font-style-asian="normal" style:font-weight-complex="bold" style:font-weight-asian="bold" style:use-window-font-color="true" style:text-position="0% 100%" fo:text-shadow="none" style:text-outline="false" fo:font-style="normal" style:text-line-through-type="none" style:text-underline-style="none" style:text-underline-color="font-color" fo:font-weight="bold"/>
    </style:style>
    <style:style style:name="T9" style:family="text">
      <style:text-properties fo:font-weight="normal" style:font-weight-asian="normal" style:font-weight-complex="normal" style:font-size-complex="12pt" style:font-size-asian="12pt" fo:font-size="12pt" style:font-name="Liberation Sans" style:font-style-complex="normal" style:font-style-asian="normal" style:use-window-font-color="true" style:text-position="0% 100%" fo:text-shadow="none" style:text-outline="false" fo:font-style="normal" style:text-line-through-type="none" style:text-underline-style="none" style:text-underline-color="font-color"/>
    </style:style>
    <style:style style:name="T10"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Liberation Sans" fo:font-size="12pt" style:font-size-asian="12pt" style:font-size-complex="12pt"/>
    </style:style>
    <style:style style:name="T11" style:family="text">
      <style:text-properties fo:color="#000000" style:font-name="Arial" fo:font-size="12pt" fo:font-weight="normal" style:text-underline-style="none" style:text-underline-color="font-color" style:text-line-through-type="none" fo:font-style="normal" style:text-position="0% 100%" fo:letter-spacing="normal" fo:language="it" fo:country="IT" style:font-size-asian="12pt" style:font-size-complex="12pt" style:font-weight-asian="normal" style:font-weight-complex="normal" style:font-style-asian="normal" style:font-style-complex="normal"/>
    </style:style>
    <style:style style:name="T12" style:family="text">
      <style:text-properties fo:color="#000000" style:font-name="Arial" fo:font-size="12pt" fo:font-weight="normal" style:text-underline-style="none" style:text-underline-color="font-color" style:text-line-through-type="none" style:text-position="0% 100%" fo:letter-spacing="normal" fo:language="it" fo:country="IT" style:font-size-asian="12pt" style:font-size-complex="12pt" style:font-weight-asian="normal" style:font-weight-complex="normal" fo:font-style="italic" style:font-style-asian="italic" style:font-style-complex="italic"/>
    </style:style>
    <style:style style:name="T13" style:family="text">
      <style:text-properties fo:color="#000000" style:font-name="Arial" fo:font-size="12pt" fo:font-weight="normal" style:text-underline-style="none" style:text-underline-color="font-color" style:text-line-through-type="none" style:text-position="0% 100%" fo:letter-spacing="normal" fo:language="it" fo:country="IT" style:font-size-asian="12pt" style:font-size-complex="12pt" style:font-weight-asian="normal" style:font-weight-complex="normal" fo:font-style="normal" style:font-style-asian="normal" style:font-style-complex="normal"/>
    </style:style>
    <style:style style:name="T14" style:family="text">
      <style:text-properties fo:font-weight="normal" style:text-underline-style="none" style:text-underline-color="font-color" style:text-line-through-type="none" fo:font-style="normal" style:text-position="0% 100%" fo:letter-spacing="normal" fo:language="en" fo:country="GB" style:font-weight-asian="normal" style:font-weight-complex="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font-name="OpenSymbol" fo:font-weight="normal" style:font-name-asian="OpenSymbol" style:font-name-complex="OpenSymbol" style:font-weight-asian="normal" style:font-weight-complex="normal"/>
    </style:style>
    <style:style style:name="T17"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alibri" fo:font-size="10pt"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style:font-name="Calibri" fo:font-size="10pt"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0" style:family="text">
      <style:text-properties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style:font-name="Liberation Sans" fo:font-size="12pt" style:font-size-asian="12pt" style:font-size-complex="12pt"/>
    </style:style>
    <style:style style:name="T21" style:family="text">
      <style:text-properties style:font-name="Liberation Sans" fo:font-size="12pt" style:font-size-asian="12pt" style:font-size-complex="12pt"/>
    </style:style>
    <style:style style:name="T22" style:family="text">
      <style:text-properties style:font-name="Calibri" fo:font-size="12pt" fo:font-weight="bold"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3" style:family="text">
      <style:text-properties fo:font-size="12pt"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size-asian="12pt" style:font-size-complex="12pt" style:font-style-asian="normal" style:font-style-complex="normal" style:text-emphasize="none" style:font-relief="none" style:text-overline-style="none" style:text-overline-color="font-color" style:font-name="OpenSymbol" fo:font-weight="normal" style:font-name-asian="OpenSymbol" style:font-name-complex="OpenSymbol" style:font-weight-asian="normal" style:font-weight-complex="normal"/>
    </style:style>
    <style:style style:name="T24" style:family="text">
      <style:text-properties fo:font-size="12pt"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size-asian="12pt" style:font-size-complex="12pt" style:font-style-asian="normal" style:font-style-complex="normal" style:text-emphasize="none" style:font-relief="none" style:text-overline-style="none" style:text-overline-color="font-color" style:font-name="Calibri" fo:font-weight="bold" style:font-name-asian="Microsoft YaHei" style:font-name-complex="Arial" style:font-weight-asian="bold" style:font-weight-complex="bold"/>
    </style:style>
    <style:style style:name="T25" style:family="text">
      <style:text-properties fo:font-style="normal" style:font-style-asian="normal" style:font-style-complex="normal"/>
    </style:style>
    <style:style style:name="T26" style:family="text">
      <style:text-propertie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Arial" style:font-weight-asian="normal" style:font-weight-complex="normal" style:text-emphasize="none" style:font-relief="none" style:text-overline-style="none" style:text-overline-color="font-color" style:font-name="Liberation Sans" fo:font-size="12pt" style:font-size-asian="12pt" style:font-size-complex="12pt"/>
    </style:style>
    <style:style style:name="T27" style:family="text">
      <style:text-propertie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Arial" style:font-weight-asian="normal" style:font-weight-complex="normal" style:text-emphasize="none" style:font-relief="none" style:text-overline-style="none" style:text-overline-color="font-color" style:font-name="Liberation Sans" fo:font-size="12pt" style:font-size-asian="12pt" style:font-size-complex="12pt" fo:font-style="normal" style:font-style-asian="normal" style:font-style-complex="normal"/>
    </style:style>
    <style:style style:name="T28" style:family="text">
      <style:text-properties fo:font-weight="normal" style:text-underline-style="none" style:text-underline-color="font-color" style:text-line-through-type="none" style:font-weight-asian="normal" style:font-weight-complex="normal" style:font-name="Liberation Sans" fo:font-size="12pt" style:font-size-asian="12pt" style:font-size-complex="12pt" fo:font-style="normal" style:font-style-asian="normal" style:font-style-complex="normal" fo:color="#000000" style:text-position="0% 100%" fo:letter-spacing="normal" fo:language="it" fo:country="IT" style:font-name-asian="Microsoft YaHei1"/>
    </style:style>
    <style:style style:name="T29" style:family="text">
      <style:text-properties style:font-style-asian="normal" style:text-underline-style="none" style:text-underline-color="font-color" style:text-line-through-type="none" style:font-weight-asian="normal" style:font-weight-complex="normal" style:font-name="Liberation Sans" fo:font-size="12pt" style:font-size-asian="12pt" style:font-size-complex="12pt" fo:font-weight="normal" fo:font-style="normal" style:font-style-complex="normal" fo:color="#000000" style:text-position="0% 100%" fo:letter-spacing="normal" fo:language="it" fo:country="IT" style:font-name-asian="Microsoft YaHei1"/>
    </style:style>
    <style:style style:name="T30" style:family="text">
      <style:text-properties style:font-name="Liberation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1" style:family="text">
      <style:text-properties fo:font-size="12pt"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Arial" style:font-size-asian="12pt" style:font-size-complex="12pt" style:font-weight-asian="normal" style:font-weight-complex="normal" style:text-emphasize="none" style:font-relief="none" style:text-overline-style="none" style:text-overline-color="font-color" style:font-name="Liberation Sans" fo:font-style="normal" style:font-style-asian="normal" style:font-style-complex="normal"/>
    </style:style>
  </office:automatic-styles>
  <office:body>
    <office:spreadsheet>
      <table:calculation-settings table:case-sensitive="false" table:automatic-find-labels="false" table:use-regular-expressions="false" table:use-wildcards="true"/>
      <table:table table:name="Foglio1" table:style-name="ta1" table:print-ranges="Foglio1.A1:Foglio1.Q79">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2" table:number-columns-repeated="240" table:default-cell-style-name="ce7"/>
        <table:table-column table:style-name="co2" table:number-columns-repeated="767" table:default-cell-style-name="ce108"/>
        <table:table-column table:style-name="co18" table:number-columns-repeated="15360" table:default-cell-style-name="ce108"/>
        <table:table-row table:style-name="ro1">
          <table:table-cell/>
          <table:table-cell table:style-name="ce21" table:number-columns-repeated="4"/>
          <table:table-cell table:style-name="ce65" table:number-columns-repeated="11"/>
          <table:table-cell table:number-columns-repeated="16368"/>
        </table:table-row>
        <table:table-row table:style-name="ro2">
          <table:table-cell/>
          <table:table-cell table:style-name="ce6" office:value-type="string" calcext:value-type="string">
            <text:p>RELAZIONE DESCRITTIVA DEL PROGETTO </text:p>
          </table:table-cell>
          <table:table-cell table:style-name="ce65" table:number-columns-repeated="2"/>
          <table:table-cell table:style-name="ce21"/>
          <table:table-cell table:style-name="ce65" table:number-columns-repeated="5"/>
          <table:table-cell table:number-columns-repeated="2"/>
          <table:table-cell table:style-name="ce47"/>
          <table:table-cell table:style-name="ce106" table:number-columns-spanned="2" table:number-rows-spanned="1"/>
          <table:covered-table-cell table:style-name="ce106"/>
          <table:table-cell table:style-name="ce65"/>
          <table:table-cell table:number-columns-repeated="16368"/>
        </table:table-row>
        <table:table-row table:style-name="ro3">
          <table:table-cell table:style-name="ce8" office:value-type="string" calcext:value-type="string" table:number-columns-spanned="3" table:number-rows-spanned="2">
            <text:p>INTESTAZIONE ISTITUZIONE</text:p>
            <text:p> SCOLASTICA SECONDARIA</text:p>
            <text:p>DI SECONDO GRADO</text:p>
          </table:table-cell>
          <table:covered-table-cell table:number-columns-repeated="2" table:style-name="ce28"/>
          <table:table-cell table:style-name="ce66" office:value-type="string" calcext:value-type="string" table:number-columns-spanned="2" table:number-rows-spanned="2">
            <text:p>I.I.S.S. G. PENNA – ASTI</text:p>
          </table:table-cell>
          <table:covered-table-cell table:style-name="ce66"/>
          <table:table-cell table:style-name="ce65"/>
          <table:table-cell table:style-name="ce79" office:value-type="string" calcext:value-type="string" table:number-columns-spanned="3" table:number-rows-spanned="2">
            <text:p>TITOLO</text:p>
          </table:table-cell>
          <table:covered-table-cell table:number-columns-repeated="2" table:style-name="ce79"/>
          <table:table-cell table:style-name="ce66" office:value-type="string" calcext:value-type="string" table:number-columns-spanned="7" table:number-rows-spanned="2">
            <text:p>PRATO SPERIMENTALE</text:p>
          </table:table-cell>
          <table:covered-table-cell table:number-columns-repeated="6" table:style-name="ce66"/>
          <table:table-cell table:number-columns-repeated="16368"/>
        </table:table-row>
        <table:table-row table:style-name="ro4">
          <table:covered-table-cell/>
          <table:covered-table-cell table:number-columns-repeated="2" table:style-name="ce28"/>
          <table:covered-table-cell table:number-columns-repeated="2" table:style-name="ce66"/>
          <table:table-cell table:style-name="ce65"/>
          <table:covered-table-cell table:number-columns-repeated="3" table:style-name="ce79"/>
          <table:covered-table-cell table:number-columns-repeated="7" table:style-name="ce66"/>
          <table:table-cell table:number-columns-repeated="16368"/>
        </table:table-row>
        <table:table-row table:style-name="ro5">
          <table:table-cell/>
          <table:table-cell table:style-name="ce31"/>
          <table:table-cell table:style-name="ce65" table:number-columns-repeated="14"/>
          <table:table-cell table:number-columns-repeated="16368"/>
        </table:table-row>
        <table:table-row table:style-name="ro6">
          <table:table-cell/>
          <table:table-cell table:style-name="ce34" table:number-columns-repeated="2"/>
          <table:table-cell table:style-name="ce67"/>
          <table:table-cell table:style-name="ce31" table:number-columns-repeated="3"/>
          <table:table-cell table:style-name="ce34" table:number-columns-repeated="2"/>
          <table:table-cell table:style-name="ce65" table:number-columns-repeated="7"/>
          <table:table-cell table:number-columns-repeated="16368"/>
        </table:table-row>
        <table:table-row table:style-name="ro3">
          <table:table-cell/>
          <table:table-cell table:style-name="ce45" office:value-type="string" calcext:value-type="string" table:number-columns-spanned="3" table:number-rows-spanned="3">
            <text:p><text:span text:style-name="T8">PERCORSI ed AZIONI VOLTE A RENDERE LA PROPRIA SCUOLA ECO-ATTIVA</text:span></text:p>
            <text:p><text:span text:style-name="T9">Aspetti la scuola intende lavorare e in che modo:</text:span></text:p>
            <text:p><text:span text:style-name="T9"/></text:p>
            <text:p><text:span text:style-name="T10">- curvatura green dei curricoli; percorsi educativi con le classi</text:span></text:p>
            <text:p><text:span text:style-name="T10">- innovazione metodologica</text:span></text:p>
            <text:p><text:span text:style-name="T10">- promozione e sostegno a buoni climi relazionali, del benessere a scuola</text:span></text:p>
            <text:p><text:span text:style-name="T10">- organizzazione </text:span></text:p>
            <text:p><text:span text:style-name="T10">- aspetti strutturali </text:span></text:p>
          </table:table-cell>
          <table:covered-table-cell table:number-columns-repeated="2" table:style-name="ce45"/>
          <table:table-cell table:style-name="ce73" table:number-columns-repeated="2"/>
          <table:table-cell table:style-name="ce80" office:value-type="string" calcext:value-type="string" table:number-columns-spanned="10" table:number-rows-spanned="3">
            <text:p>innovazione metodologica</text:p>
            <text:p>organizzazione</text:p>
            <text:p>Miglioramenti strutturali (laboratorio di chimica)</text:p>
          </table:table-cell>
          <table:covered-table-cell table:number-columns-repeated="9" table:style-name="ce80"/>
          <table:table-cell table:number-columns-repeated="16368"/>
        </table:table-row>
        <table:table-row table:style-name="ro7">
          <table:table-cell/>
          <table:covered-table-cell table:number-columns-repeated="3" table:style-name="ce45"/>
          <table:table-cell table:style-name="ce74"/>
          <table:table-cell table:style-name="ce77"/>
          <table:covered-table-cell table:number-columns-repeated="10" table:style-name="ce80"/>
          <table:table-cell table:number-columns-repeated="16368"/>
        </table:table-row>
        <table:table-row table:style-name="ro8">
          <table:table-cell/>
          <table:covered-table-cell table:number-columns-repeated="3" table:style-name="ce45"/>
          <table:table-cell table:style-name="ce74"/>
          <table:table-cell table:style-name="ce77"/>
          <table:covered-table-cell table:number-columns-repeated="10" table:style-name="ce80"/>
          <table:table-cell table:number-columns-repeated="16368"/>
        </table:table-row>
        <table:table-row table:style-name="ro7" table:number-rows-repeated="2">
          <table:table-cell/>
          <table:table-cell table:style-name="ce46" table:number-columns-repeated="3"/>
          <table:table-cell table:style-name="ce75"/>
          <table:table-cell table:style-name="ce13"/>
          <table:table-cell table:number-columns-repeated="16378"/>
        </table:table-row>
        <table:table-row table:style-name="ro7" table:visibility="collapse">
          <table:table-cell/>
          <table:table-cell table:style-name="ce46" table:number-columns-repeated="3"/>
          <table:table-cell table:style-name="ce75"/>
          <table:table-cell table:style-name="ce13"/>
          <table:table-cell table:number-columns-repeated="16378"/>
        </table:table-row>
        <table:table-row table:style-name="ro7" table:visibility="collapse">
          <table:table-cell/>
          <table:table-cell table:style-name="ce47" table:number-columns-repeated="2"/>
          <table:table-cell table:style-name="ce68"/>
          <table:table-cell table:style-name="ce75"/>
          <table:table-cell table:style-name="ce13"/>
          <table:table-cell table:number-columns-repeated="16378"/>
        </table:table-row>
        <table:table-row table:style-name="ro9">
          <table:table-cell/>
          <table:table-cell table:style-name="ce47" table:number-columns-repeated="2"/>
          <table:table-cell table:style-name="ce68"/>
          <table:table-cell table:style-name="ce75"/>
          <table:table-cell table:style-name="ce13"/>
          <table:table-cell table:number-columns-repeated="16378"/>
        </table:table-row>
        <table:table-row table:style-name="ro7">
          <table:table-cell table:style-name="ce11"/>
          <table:table-cell table:style-name="ce49" office:value-type="string" calcext:value-type="string" table:number-columns-spanned="3" table:number-rows-spanned="5">
            <text:p>Obiettivi specifici del progetto</text:p>
          </table:table-cell>
          <table:covered-table-cell table:number-columns-repeated="2" table:style-name="ce49"/>
          <table:table-cell table:style-name="ce47" table:number-columns-spanned="1" table:number-rows-spanned="5"/>
          <table:table-cell table:style-name="ce47" table:number-columns-spanned="1" table:number-rows-spanned="5"/>
          <table:table-cell table:style-name="ce81" office:value-type="string" calcext:value-type="string" table:number-columns-spanned="10" table:number-rows-spanned="5">
            <text:p><text:span text:style-name="T11">sensibilizzare la società sull’importanza del suolo e sulla molteplicità dei servizi ambientali che da esso dipendono</text:span></text:p>
            <text:p/>
            <text:p><text:span text:style-name="T11">ammodernare il laboratorio di chimica colmandone le carenze strutturali per trasformarlo in un vero laboratorio scientifico, in grado sia di soddisfare le esigenze della didattica sia di proiettarsi all’esterno della scuola, erogando un servizio alla comunità (analisi di campioni di suolo)</text:span></text:p>
            <text:p/>
            <text:p><text:span text:style-name="T11">Verificare l’ipotesi del sequestro del C (</text:span><text:span text:style-name="T12">carbon sink</text:span><text:span text:style-name="T13">)</text:span></text:p>
          </table:table-cell>
          <table:covered-table-cell table:number-columns-repeated="9" table:style-name="ce81"/>
          <table:table-cell table:style-name="ce11" table:number-columns-repeated="1008"/>
          <table:table-cell table:number-columns-repeated="15360"/>
        </table:table-row>
        <table:table-row table:style-name="ro3">
          <table:table-cell table:style-name="ce11"/>
          <table:covered-table-cell table:number-columns-repeated="3" table:style-name="ce4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3">
          <table:table-cell table:style-name="ce11"/>
          <table:covered-table-cell table:number-columns-repeated="3" table:style-name="ce4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3">
          <table:table-cell table:style-name="ce11"/>
          <table:covered-table-cell table:number-columns-repeated="3" table:style-name="ce4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10">
          <table:table-cell table:style-name="ce11"/>
          <table:covered-table-cell table:number-columns-repeated="3" table:style-name="ce4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3">
          <table:table-cell table:style-name="ce11"/>
          <table:table-cell table:style-name="ce50" table:number-columns-repeated="3"/>
          <table:table-cell table:style-name="ce47" table:number-columns-repeated="2"/>
          <table:table-cell table:style-name="ce82" table:number-columns-repeated="10"/>
          <table:table-cell table:style-name="ce107"/>
          <table:table-cell table:style-name="ce11" table:number-columns-repeated="1007"/>
          <table:table-cell table:number-columns-repeated="15360"/>
        </table:table-row>
        <table:table-row table:style-name="ro11">
          <table:table-cell table:style-name="ce11"/>
          <table:table-cell table:style-name="ce46" table:number-columns-repeated="3"/>
          <table:table-cell table:style-name="ce47" table:number-columns-repeated="2"/>
          <table:table-cell table:style-name="ce46" table:number-columns-repeated="10"/>
          <table:table-cell table:style-name="ce107"/>
          <table:table-cell table:style-name="ce11" table:number-columns-repeated="1007"/>
          <table:table-cell table:number-columns-repeated="15360"/>
        </table:table-row>
        <table:table-row table:style-name="ro7">
          <table:table-cell table:style-name="ce11"/>
          <table:table-cell table:style-name="ce51" office:value-type="string" calcext:value-type="string" table:number-columns-spanned="2" table:number-rows-spanned="6">
            <text:p>Presenza di sistemi di supervisione, monitoraggio e valutazione del progetto </text:p>
          </table:table-cell>
          <table:covered-table-cell table:style-name="ce51"/>
          <table:table-cell table:style-name="ce69" office:value-type="string" calcext:value-type="string" table:number-columns-spanned="1" table:number-rows-spanned="6">
            <text:p>Specificare gli strumenti e la metodologia di valutazione dell’attività </text:p>
          </table:table-cell>
          <table:table-cell table:style-name="ce47" table:number-columns-spanned="1" table:number-rows-spanned="6"/>
          <table:table-cell table:style-name="ce47" table:number-columns-spanned="1" table:number-rows-spanned="6"/>
          <table:table-cell table:style-name="ce83" office:value-type="string" calcext:value-type="string" table:number-columns-spanned="10" table:number-rows-spanned="6">
            <text:p>Alla fine dell’anno scolastico in base alla partecipazione degli studenti alle attività pratiche e laboratoriali proposte ed al miglioramento della loro preparazione, in particolare in materie come la chimica del suolo, l’agroecologia e la gestione dell’ambiente, ottenuto grazie all’innovazione didattica e metodologica</text:p>
          </table:table-cell>
          <table:covered-table-cell table:number-columns-repeated="9" table:style-name="ce81"/>
          <table:table-cell table:style-name="ce11" table:number-columns-repeated="1008"/>
          <table:table-cell table:number-columns-repeated="15360"/>
        </table:table-row>
        <table:table-row table:style-name="ro7">
          <table:table-cell table:style-name="ce11"/>
          <table:covered-table-cell table:number-columns-repeated="2" table:style-name="ce51"/>
          <table:covered-table-cell table:style-name="ce69"/>
          <table:covered-table-cell table:number-columns-repeated="2" table:style-name="ce47"/>
          <table:covered-table-cell table:style-name="ce84" office:value-type="string" calcext:value-type="string">
            <text:p>attività pratiche e laboratoriali proposte ed al miglioramento della loro preparazione, in particolare in materie come la chimica del suolo, l’agroecologia e la gestione dell’ambiente, ottenuto grazie all’innovazione didattica e metodologica</text:p>
          </table:covered-table-cell>
          <table:covered-table-cell table:number-columns-repeated="9" table:style-name="ce81"/>
          <table:table-cell table:style-name="ce11" table:number-columns-repeated="1008"/>
          <table:table-cell table:number-columns-repeated="15360"/>
        </table:table-row>
        <table:table-row table:style-name="ro7">
          <table:table-cell table:style-name="ce11"/>
          <table:covered-table-cell table:number-columns-repeated="2" table:style-name="ce51"/>
          <table:covered-table-cell table:style-name="ce6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7">
          <table:table-cell table:style-name="ce11"/>
          <table:covered-table-cell table:number-columns-repeated="2" table:style-name="ce51"/>
          <table:covered-table-cell table:style-name="ce6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7">
          <table:table-cell table:style-name="ce11"/>
          <table:covered-table-cell table:number-columns-repeated="2" table:style-name="ce51"/>
          <table:covered-table-cell table:style-name="ce6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12">
          <table:table-cell table:style-name="ce11"/>
          <table:covered-table-cell table:number-columns-repeated="2" table:style-name="ce51"/>
          <table:covered-table-cell table:style-name="ce69"/>
          <table:covered-table-cell table:number-columns-repeated="2" table:style-name="ce47"/>
          <table:covered-table-cell table:number-columns-repeated="10" table:style-name="ce81"/>
          <table:table-cell table:style-name="ce11" table:number-columns-repeated="1008"/>
          <table:table-cell table:number-columns-repeated="15360"/>
        </table:table-row>
        <table:table-row table:style-name="ro7" table:visibility="collapse">
          <table:table-cell table:style-name="ce13"/>
          <table:table-cell table:style-name="ce52" table:number-columns-repeated="2"/>
          <table:table-cell table:style-name="ce70"/>
          <table:table-cell table:style-name="ce76"/>
          <table:table-cell table:style-name="ce78" table:number-columns-repeated="2"/>
          <table:table-cell table:number-columns-repeated="16377"/>
        </table:table-row>
        <table:table-row table:style-name="ro7">
          <table:table-cell table:style-name="ce13"/>
          <table:table-cell table:style-name="ce47" table:number-columns-repeated="2"/>
          <table:table-cell table:style-name="ce68"/>
          <table:table-cell table:style-name="ce75"/>
          <table:table-cell table:style-name="ce13" table:number-columns-repeated="2"/>
          <table:table-cell table:number-columns-repeated="16377"/>
        </table:table-row>
        <table:table-row table:style-name="ro7">
          <table:table-cell table:style-name="ce13"/>
          <table:table-cell table:style-name="ce53" office:value-type="string" calcext:value-type="string" table:number-columns-spanned="3" table:number-rows-spanned="2">
            <text:p>INNOVAZIONE: </text:p>
            <text:p>STRATEGIE E METODOLOGIE INNOVATIVE DIDATTICHE</text:p>
          </table:table-cell>
          <table:covered-table-cell table:number-columns-repeated="2" table:style-name="ce53"/>
          <table:table-cell table:style-name="ce75"/>
          <table:table-cell table:style-name="ce13"/>
          <table:table-cell table:style-name="ce84" office:value-type="string" calcext:value-type="string" table:number-columns-spanned="10" table:number-rows-spanned="2">
            <text:p><text:span text:style-name="T14">Attività laboratoriale, in cui sono gli studenti stessi, sotto la guida dei docenti, a svolgere le analisi dei campioni di suolo, assumendo un ruolo attivo nella propria formazione</text:span></text:p>
            <text:p><text:span text:style-name="T14"> </text:span></text:p>
            <text:p><text:span text:style-name="T14">Effetti positivi sul clima della scuola: gli studenti vedono soddisfatte le proprie aspettative concernenti l’applicazione pratica delle conoscenze teoriche apprese durante le lezioni frontali</text:span></text:p>
          </table:table-cell>
          <table:covered-table-cell table:number-columns-repeated="9" table:style-name="ce85"/>
          <table:table-cell table:number-columns-repeated="16368"/>
        </table:table-row>
        <table:table-row table:style-name="ro13">
          <table:table-cell table:style-name="ce13"/>
          <table:covered-table-cell table:number-columns-repeated="3" table:style-name="ce53"/>
          <table:table-cell table:style-name="ce75"/>
          <table:table-cell table:style-name="ce13"/>
          <table:covered-table-cell table:number-columns-repeated="10" table:style-name="ce85"/>
          <table:table-cell table:number-columns-repeated="16368"/>
        </table:table-row>
        <table:table-row table:style-name="ro7">
          <table:table-cell table:style-name="ce13"/>
          <table:table-cell table:style-name="ce47" table:number-columns-repeated="2"/>
          <table:table-cell table:style-name="ce68"/>
          <table:table-cell table:style-name="ce75"/>
          <table:table-cell table:style-name="ce13" table:number-columns-repeated="2"/>
          <table:table-cell table:number-columns-repeated="16377"/>
        </table:table-row>
        <table:table-row table:style-name="ro7">
          <table:table-cell table:style-name="ce13"/>
          <table:table-cell table:style-name="ce31" office:value-type="string" calcext:value-type="string">
            <text:p>CONDIVISIONE DEL PROGETTO</text:p>
          </table:table-cell>
          <table:table-cell table:style-name="ce31"/>
          <table:table-cell/>
          <table:table-cell table:style-name="ce68"/>
          <table:table-cell table:style-name="ce13" table:number-columns-repeated="11"/>
          <table:table-cell table:number-columns-repeated="16368"/>
        </table:table-row>
        <table:table-row table:style-name="ro7" table:number-rows-repeated="2">
          <table:table-cell table:style-name="ce13"/>
          <table:table-cell table:style-name="ce47" table:number-columns-repeated="2"/>
          <table:table-cell table:style-name="ce68"/>
          <table:table-cell table:style-name="ce75"/>
          <table:table-cell table:style-name="ce13" table:number-columns-repeated="2"/>
          <table:table-cell table:number-columns-repeated="16377"/>
        </table:table-row>
        <table:table-row table:style-name="ro7">
          <table:table-cell table:style-name="ce13"/>
          <table:table-cell table:style-name="ce53" office:value-type="string" calcext:value-type="string" table:number-columns-spanned="3" table:number-rows-spanned="2">
            <text:p>PARTERNARIATO CON ALTRI ENTI</text:p>
          </table:table-cell>
          <table:covered-table-cell table:number-columns-repeated="2" table:style-name="ce53"/>
          <table:table-cell table:style-name="ce75"/>
          <table:table-cell table:style-name="ce13"/>
          <table:table-cell table:style-name="ce53" office:value-type="string" calcext:value-type="string" table:number-columns-spanned="10" table:number-rows-spanned="2">
            <text:p><text:span text:style-name="T15">SI</text:span>                                             <text:span text:style-name="T16">☑</text:span> NO</text:p>
          </table:table-cell>
          <table:covered-table-cell table:number-columns-repeated="9" table:style-name="ce86"/>
          <table:table-cell table:number-columns-repeated="16368"/>
        </table:table-row>
        <table:table-row table:style-name="ro7">
          <table:table-cell table:style-name="ce13"/>
          <table:covered-table-cell table:number-columns-repeated="3" table:style-name="ce53"/>
          <table:table-cell table:style-name="ce75"/>
          <table:table-cell table:style-name="ce13"/>
          <table:covered-table-cell table:number-columns-repeated="10" table:style-name="ce86"/>
          <table:table-cell table:number-columns-repeated="16368"/>
        </table:table-row>
        <table:table-row table:style-name="ro14">
          <table:table-cell table:style-name="ce13"/>
          <table:table-cell table:style-name="ce31" table:number-columns-repeated="2"/>
          <table:table-cell table:style-name="ce71"/>
          <table:table-cell table:style-name="ce75"/>
          <table:table-cell table:style-name="ce13"/>
          <table:table-cell table:style-name="ce87" office:value-type="string" calcext:value-type="string" table:number-columns-spanned="11" table:number-rows-spanned="1">
            <text:p>Se "si" specificare quali (casella sosttostante) e allegare eventuali protocolli o altra documentazione attestante <text:s/>partenariati o a reti</text:p>
          </table:table-cell>
          <table:covered-table-cell table:number-columns-repeated="10" table:style-name="ce87"/>
          <table:table-cell table:number-columns-repeated="16367"/>
        </table:table-row>
        <table:table-row table:style-name="ro15">
          <table:table-cell table:style-name="ce13"/>
          <table:table-cell table:style-name="ce31" table:number-columns-repeated="2"/>
          <table:table-cell table:style-name="ce71"/>
          <table:table-cell table:style-name="ce75"/>
          <table:table-cell table:style-name="ce13"/>
          <table:table-cell table:style-name="ce87" table:number-columns-repeated="11"/>
          <table:table-cell table:number-columns-repeated="16367"/>
        </table:table-row>
        <table:table-row table:style-name="ro16">
          <table:table-cell table:style-name="ce13"/>
          <table:table-cell table:style-name="ce31" table:number-columns-repeated="2"/>
          <table:table-cell table:style-name="ce71"/>
          <table:table-cell table:style-name="ce75"/>
          <table:table-cell table:style-name="ce13"/>
          <table:table-cell table:style-name="ce88" table:number-columns-spanned="9" table:number-rows-spanned="1"/>
          <table:covered-table-cell table:number-columns-repeated="8" table:style-name="ce88"/>
          <table:table-cell table:style-name="ce87" table:number-columns-repeated="2"/>
          <table:table-cell table:number-columns-repeated="16367"/>
        </table:table-row>
        <table:table-row table:style-name="ro15">
          <table:table-cell table:style-name="ce13"/>
          <table:table-cell table:style-name="ce31" table:number-columns-repeated="2"/>
          <table:table-cell table:style-name="ce71"/>
          <table:table-cell table:style-name="ce75"/>
          <table:table-cell table:style-name="ce13"/>
          <table:table-cell table:style-name="ce87" table:number-columns-repeated="11"/>
          <table:table-cell table:number-columns-repeated="16367"/>
        </table:table-row>
        <table:table-row table:style-name="ro7">
          <table:table-cell table:style-name="ce13"/>
          <table:table-cell table:style-name="ce31" table:number-columns-repeated="2"/>
          <table:table-cell table:style-name="ce71"/>
          <table:table-cell table:style-name="ce75"/>
          <table:table-cell table:style-name="ce13" table:number-columns-repeated="2"/>
          <table:table-cell table:number-columns-repeated="16377"/>
        </table:table-row>
        <table:table-row table:style-name="ro7">
          <table:table-cell table:style-name="ce13"/>
          <table:table-cell table:style-name="ce49" office:value-type="string" calcext:value-type="string" table:number-columns-spanned="3" table:number-rows-spanned="2">
            <text:p>PERSONALE DOCENTE COINVOLTO NELL'ATTUAZIONE <text:s/></text:p>
          </table:table-cell>
          <table:covered-table-cell table:number-columns-repeated="2" table:style-name="ce49"/>
          <table:table-cell table:style-name="ce75"/>
          <table:table-cell table:style-name="ce13"/>
          <table:table-cell table:style-name="ce89" office:value-type="string" calcext:value-type="string" table:number-columns-spanned="9" table:number-rows-spanned="2">
            <text:p>N. <text:s text:c="21"/>SU <text:s text:c="19"/>COMPLESSIVI</text:p>
          </table:table-cell>
          <table:covered-table-cell table:number-columns-repeated="8" table:style-name="ce91"/>
          <table:table-cell table:number-columns-repeated="16369"/>
        </table:table-row>
        <table:table-row table:style-name="ro7">
          <table:table-cell table:style-name="ce13"/>
          <table:covered-table-cell table:number-columns-repeated="3" table:style-name="ce49"/>
          <table:table-cell table:style-name="ce75"/>
          <table:table-cell table:style-name="ce13"/>
          <table:covered-table-cell table:number-columns-repeated="9" table:style-name="ce91"/>
          <table:table-cell table:number-columns-repeated="16369"/>
        </table:table-row>
        <table:table-row table:style-name="ro7" table:number-rows-repeated="2">
          <table:table-cell table:style-name="ce13"/>
          <table:table-cell table:style-name="ce31" table:number-columns-repeated="2"/>
          <table:table-cell table:style-name="ce71"/>
          <table:table-cell table:style-name="ce75"/>
          <table:table-cell table:style-name="ce13" table:number-columns-repeated="2"/>
          <table:table-cell table:number-columns-repeated="16377"/>
        </table:table-row>
        <table:table-row table:style-name="ro7">
          <table:table-cell table:style-name="ce13"/>
          <table:table-cell table:style-name="ce49" office:value-type="string" calcext:value-type="string" table:number-columns-spanned="3" table:number-rows-spanned="2">
            <text:p>STUDENTI COINVOLTI </text:p>
          </table:table-cell>
          <table:covered-table-cell table:number-columns-repeated="2" table:style-name="ce49"/>
          <table:table-cell table:style-name="ce75"/>
          <table:table-cell table:style-name="ce13"/>
          <table:table-cell table:style-name="ce89" office:value-type="string" calcext:value-type="string" table:number-columns-spanned="9" table:number-rows-spanned="2">
            <text:p>N. <text:s text:c="21"/>SU <text:s text:c="19"/>COMPLESSIVI</text:p>
          </table:table-cell>
          <table:covered-table-cell table:number-columns-repeated="8" table:style-name="ce91"/>
          <table:table-cell table:number-columns-repeated="16369"/>
        </table:table-row>
        <table:table-row table:style-name="ro7">
          <table:table-cell table:style-name="ce13"/>
          <table:covered-table-cell table:number-columns-repeated="3" table:style-name="ce49"/>
          <table:table-cell table:style-name="ce75"/>
          <table:table-cell table:style-name="ce13"/>
          <table:covered-table-cell table:number-columns-repeated="9" table:style-name="ce91"/>
          <table:table-cell table:number-columns-repeated="16369"/>
        </table:table-row>
        <table:table-row table:style-name="ro7">
          <table:table-cell table:style-name="ce13"/>
          <table:table-cell table:style-name="ce31" table:number-columns-repeated="2"/>
          <table:table-cell table:style-name="ce71"/>
          <table:table-cell table:style-name="ce75"/>
          <table:table-cell table:style-name="ce13" table:number-columns-repeated="2"/>
          <table:table-cell table:number-columns-repeated="16377"/>
        </table:table-row>
        <table:table-row table:style-name="ro7">
          <table:table-cell table:style-name="ce13"/>
          <table:table-cell table:style-name="ce49" office:value-type="string" calcext:value-type="string" table:number-columns-spanned="3" table:number-rows-spanned="2">
            <text:p>CLASSI COINVOLTE </text:p>
          </table:table-cell>
          <table:covered-table-cell table:number-columns-repeated="2" table:style-name="ce49"/>
          <table:table-cell table:style-name="ce75"/>
          <table:table-cell table:style-name="ce13"/>
          <table:table-cell table:style-name="ce72" office:value-type="string" calcext:value-type="string" table:number-columns-spanned="9" table:number-rows-spanned="2">
            <text:p><text:span text:style-name="T17">Classi prime:                         Classi seconde:                        Classi terze: </text:span><text:span text:style-name="T18">3^A-B-C</text:span><text:span text:style-name="T19">                        </text:span>Classi quarte:                       Classi quinte:            </text:p>
          </table:table-cell>
          <table:covered-table-cell table:number-columns-repeated="8" table:style-name="ce85"/>
          <table:table-cell table:number-columns-repeated="16369"/>
        </table:table-row>
        <table:table-row table:style-name="ro7">
          <table:table-cell table:style-name="ce13"/>
          <table:covered-table-cell table:number-columns-repeated="3" table:style-name="ce49"/>
          <table:table-cell table:style-name="ce75"/>
          <table:table-cell table:style-name="ce13"/>
          <table:covered-table-cell table:number-columns-repeated="9" table:style-name="ce85"/>
          <table:table-cell table:number-columns-repeated="16369"/>
        </table:table-row>
        <table:table-row table:style-name="ro7">
          <table:table-cell table:style-name="ce13"/>
          <table:table-cell table:style-name="ce50" table:number-columns-repeated="3"/>
          <table:table-cell table:style-name="ce75"/>
          <table:table-cell table:style-name="ce13"/>
          <table:table-cell table:style-name="ce92" table:number-columns-repeated="9"/>
          <table:table-cell table:number-columns-repeated="16369"/>
        </table:table-row>
        <table:table-row table:style-name="ro17">
          <table:table-cell table:style-name="ce13"/>
          <table:table-cell table:style-name="ce46" table:number-columns-repeated="3"/>
          <table:table-cell table:style-name="ce75"/>
          <table:table-cell table:style-name="ce13"/>
          <table:table-cell table:style-name="ce46" table:number-columns-repeated="9"/>
          <table:table-cell table:number-columns-repeated="16369"/>
        </table:table-row>
        <table:table-row table:style-name="ro7">
          <table:table-cell table:style-name="ce13"/>
          <table:table-cell table:style-name="ce50" table:number-columns-repeated="3"/>
          <table:table-cell table:style-name="ce75"/>
          <table:table-cell table:style-name="ce13"/>
          <table:table-cell table:style-name="ce92" table:number-columns-repeated="9"/>
          <table:table-cell table:number-columns-repeated="16369"/>
        </table:table-row>
        <table:table-row table:style-name="ro7">
          <table:table-cell table:style-name="ce13"/>
          <table:table-cell table:style-name="ce31" table:number-columns-repeated="2"/>
          <table:table-cell table:style-name="ce71"/>
          <table:table-cell table:style-name="ce75"/>
          <table:table-cell table:style-name="ce13" table:number-columns-repeated="2"/>
          <table:table-cell table:number-columns-repeated="16377"/>
        </table:table-row>
        <table:table-row table:style-name="ro7">
          <table:table-cell table:style-name="ce13"/>
          <table:table-cell table:style-name="ce49" office:value-type="string" calcext:value-type="string" table:number-columns-spanned="3" table:number-rows-spanned="2">
            <text:p>RISORSE PROFESSIONALI ESTERNE se presenti</text:p>
          </table:table-cell>
          <table:covered-table-cell table:number-columns-repeated="2" table:style-name="ce49"/>
          <table:table-cell table:style-name="ce75"/>
          <table:table-cell table:style-name="ce13"/>
          <table:table-cell table:style-name="ce85" office:value-type="string" calcext:value-type="string" table:number-columns-spanned="9" table:number-rows-spanned="2">
            <text:p>SPECIFICARE :</text:p>
          </table:table-cell>
          <table:covered-table-cell table:number-columns-repeated="8" table:style-name="ce85"/>
          <table:table-cell table:number-columns-repeated="16369"/>
        </table:table-row>
        <table:table-row table:style-name="ro18">
          <table:table-cell table:style-name="ce13"/>
          <table:covered-table-cell table:number-columns-repeated="3" table:style-name="ce49"/>
          <table:table-cell table:style-name="ce75"/>
          <table:table-cell table:style-name="ce13"/>
          <table:covered-table-cell table:number-columns-repeated="9" table:style-name="ce85"/>
          <table:table-cell table:number-columns-repeated="16369"/>
        </table:table-row>
        <table:table-row table:style-name="ro7">
          <table:table-cell table:style-name="ce13"/>
          <table:table-cell table:style-name="ce47" table:number-columns-repeated="4"/>
          <table:table-cell table:style-name="ce68"/>
          <table:table-cell table:style-name="ce13"/>
          <table:table-cell table:number-columns-repeated="16377"/>
        </table:table-row>
        <table:table-row table:style-name="ro7">
          <table:table-cell table:style-name="ce13"/>
          <table:table-cell table:style-name="ce53" office:value-type="string" calcext:value-type="string" table:number-columns-spanned="3" table:number-rows-spanned="2">
            <text:p>STIMA NUCLEI FAMILIARI COINVOLTI</text:p>
            <text:p>(SE COINVOLTI NEL PROGETTO)</text:p>
          </table:table-cell>
          <table:covered-table-cell table:number-columns-repeated="2" table:style-name="ce53"/>
          <table:table-cell table:style-name="ce75"/>
          <table:table-cell table:style-name="ce13"/>
          <table:table-cell table:style-name="ce85" office:value-type="string" calcext:value-type="string" table:number-columns-spanned="9" table:number-rows-spanned="2">
            <text:p>NUMERO STIMATO E SPECIFICARE LA MODALITA' DEL COINVOLGIMENTO</text:p>
          </table:table-cell>
          <table:covered-table-cell table:number-columns-repeated="8" table:style-name="ce85"/>
          <table:table-cell table:number-columns-repeated="16369"/>
        </table:table-row>
        <table:table-row table:style-name="ro19">
          <table:table-cell table:style-name="ce13"/>
          <table:covered-table-cell table:number-columns-repeated="3" table:style-name="ce53"/>
          <table:table-cell table:style-name="ce75"/>
          <table:table-cell table:style-name="ce13"/>
          <table:covered-table-cell table:number-columns-repeated="9" table:style-name="ce85"/>
          <table:table-cell table:number-columns-repeated="16369"/>
        </table:table-row>
        <table:table-row table:style-name="ro7">
          <table:table-cell table:style-name="ce13"/>
          <table:table-cell table:style-name="ce47" table:number-columns-repeated="2"/>
          <table:table-cell table:style-name="ce68"/>
          <table:table-cell table:style-name="ce75"/>
          <table:table-cell table:style-name="ce13" table:number-columns-repeated="2"/>
          <table:table-cell table:number-columns-repeated="16377"/>
        </table:table-row>
        <table:table-row table:style-name="ro7">
          <table:table-cell table:style-name="ce13"/>
          <table:table-cell table:style-name="ce49" office:value-type="string" calcext:value-type="string" table:number-columns-spanned="3" table:number-rows-spanned="2">
            <text:p>NUMERO ORE COMPLESSIVE REALIZZAZIONE PROGETTO: n ° ore curricolari e n. ore extracurricolari (eventuali) dedicate al progetto per <text:s/>classe o studente o gruppo studenti</text:p>
          </table:table-cell>
          <table:covered-table-cell table:number-columns-repeated="2" table:style-name="ce49"/>
          <table:table-cell table:style-name="ce75"/>
          <table:table-cell table:style-name="ce13"/>
          <table:table-cell table:style-name="ce72" office:value-type="string" calcext:value-type="string" table:number-columns-spanned="9" table:number-rows-spanned="2">
            <text:p><text:span text:style-name="T20">N. ore curricolari: 20 per gruppo di studenti                                                                                                                                N. ore </text:span><text:span text:style-name="T21">extracurricolari: 20 per gruppo studenti      </text:span>                                 </text:p>
          </table:table-cell>
          <table:covered-table-cell table:number-columns-repeated="8" table:style-name="ce85"/>
          <table:table-cell table:number-columns-repeated="16369"/>
        </table:table-row>
        <table:table-row table:style-name="ro20">
          <table:table-cell table:style-name="ce13"/>
          <table:covered-table-cell table:number-columns-repeated="3" table:style-name="ce49"/>
          <table:table-cell table:style-name="ce75"/>
          <table:table-cell table:style-name="ce13"/>
          <table:covered-table-cell table:number-columns-repeated="9" table:style-name="ce85"/>
          <table:table-cell table:number-columns-repeated="16369"/>
        </table:table-row>
        <table:table-row table:style-name="ro7">
          <table:table-cell table:style-name="ce13"/>
          <table:table-cell table:style-name="ce47" table:number-columns-repeated="2"/>
          <table:table-cell table:style-name="ce68"/>
          <table:table-cell table:style-name="ce75"/>
          <table:table-cell table:style-name="ce13" table:number-columns-repeated="2"/>
          <table:table-cell table:number-columns-repeated="16377"/>
        </table:table-row>
        <table:table-row table:style-name="ro7">
          <table:table-cell table:style-name="ce13"/>
          <table:table-cell table:style-name="ce53" office:value-type="string" calcext:value-type="string" table:number-columns-spanned="3" table:number-rows-spanned="2">
            <text:p>COFINANZIAMENTO (se "si" l'importo dovrà essere riportato nell'allegato C) <text:s/></text:p>
          </table:table-cell>
          <table:covered-table-cell table:number-columns-repeated="2" table:style-name="ce53"/>
          <table:table-cell table:style-name="ce75"/>
          <table:table-cell table:style-name="ce13"/>
          <table:table-cell table:style-name="ce53" office:value-type="string" calcext:value-type="string" table:number-columns-spanned="9" table:number-rows-spanned="2">
            <text:p><text:span text:style-name="T22">SI                               </text:span><text:span text:style-name="T23">☑</text:span><text:span text:style-name="T24"> </text:span>NO</text:p>
          </table:table-cell>
          <table:covered-table-cell table:number-columns-repeated="8" table:style-name="ce86"/>
          <table:table-cell table:number-columns-repeated="16369"/>
        </table:table-row>
        <table:table-row table:style-name="ro7">
          <table:table-cell table:style-name="ce13"/>
          <table:covered-table-cell table:number-columns-repeated="3" table:style-name="ce53"/>
          <table:table-cell table:style-name="ce75"/>
          <table:table-cell table:style-name="ce13"/>
          <table:covered-table-cell table:number-columns-repeated="9" table:style-name="ce86"/>
          <table:table-cell table:number-columns-repeated="16369"/>
        </table:table-row>
        <table:table-row table:style-name="ro7">
          <table:table-cell table:style-name="ce13"/>
          <table:table-cell table:style-name="ce56" table:number-columns-repeated="3"/>
          <table:table-cell table:style-name="ce75"/>
          <table:table-cell table:style-name="ce13"/>
          <table:table-cell table:style-name="ce93" table:number-columns-repeated="9"/>
          <table:table-cell table:number-columns-repeated="16369"/>
        </table:table-row>
        <table:table-row table:style-name="ro7">
          <table:table-cell/>
          <table:table-cell table:style-name="ce57" table:number-columns-repeated="2"/>
          <table:table-cell table:style-name="ce68"/>
          <table:table-cell table:style-name="ce47" table:number-columns-repeated="2"/>
          <table:table-cell table:style-name="ce75" table:number-columns-repeated="10"/>
          <table:table-cell table:number-columns-repeated="16368"/>
        </table:table-row>
        <table:table-row table:style-name="ro3">
          <table:table-cell/>
          <table:table-cell table:style-name="ce62" office:value-type="string" calcext:value-type="string" table:number-columns-spanned="2" table:number-rows-spanned="10">
            <text:p>Tempi e modalità di realizzazione del progetto</text:p>
          </table:table-cell>
          <table:covered-table-cell table:style-name="ce62"/>
          <table:table-cell table:style-name="ce72" office:value-type="string" calcext:value-type="string" table:number-columns-spanned="1" table:number-rows-spanned="10">
            <text:p>Indicare la cronologia delle attività previste dal progetto riferite all'a.s. 2024/2025</text:p>
          </table:table-cell>
          <table:table-cell table:style-name="ce47" table:number-columns-spanned="1" table:number-rows-spanned="10"/>
          <table:table-cell table:style-name="ce47" table:number-columns-spanned="1" table:number-rows-spanned="10"/>
          <table:table-cell table:style-name="ce53" office:value-type="string" calcext:value-type="string" table:number-columns-spanned="10" table:number-rows-spanned="1">
            <text:p>Cronoprogramma attività progettuali</text:p>
          </table:table-cell>
          <table:covered-table-cell table:number-columns-repeated="9" table:style-name="ce5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4" office:value-type="string" calcext:value-type="string" table:number-columns-spanned="10" table:number-rows-spanned="1">
            <text:p>Novembre 2024<text:span text:style-name="T25">: attività in campo di trinciatura dell'erba</text:span></text:p>
          </table:table-cell>
          <table:covered-table-cell table:number-columns-repeated="2" table:style-name="ce99"/>
          <table:covered-table-cell table:number-columns-repeated="7" table:style-name="ce102"/>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Dicembre 2024<text:span text:style-name="T25">: prelievo campioni di suolo</text:span></text:p>
          </table:table-cell>
          <table:covered-table-cell table:number-columns-repeated="2" table:style-name="ce101"/>
          <table:covered-table-cell table:number-columns-repeated="7" table:style-name="ce10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Gennaio 2025<text:span text:style-name="T25">: messa a punto del metodo analitico</text:span></text:p>
          </table:table-cell>
          <table:covered-table-cell table:number-columns-repeated="2" table:style-name="ce101"/>
          <table:covered-table-cell table:number-columns-repeated="7" table:style-name="ce103"/>
          <table:table-cell table:number-columns-repeated="16368"/>
        </table:table-row>
        <table:table-row table:style-name="ro22">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text:span text:style-name="T26">Febbraio-marzo 2025</text:span><text:span text:style-name="T27">: </text:span><text:span text:style-name="T28">Descrizione dell’area di studio: caratterizzazione pedo-climatica del sito; delimitazione e rilievo</text:span></text:p>
            <text:p><text:span text:style-name="T29">Topografico dell’appezzamento</text:span></text:p>
          </table:table-cell>
          <table:covered-table-cell table:number-columns-repeated="2" table:style-name="ce101"/>
          <table:covered-table-cell table:number-columns-repeated="7" table:style-name="ce10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Aprile 2025<text:span text:style-name="T25">: analisi chimica dei campioni di suolo</text:span></text:p>
          </table:table-cell>
          <table:covered-table-cell table:number-columns-repeated="2" table:style-name="ce101"/>
          <table:covered-table-cell table:number-columns-repeated="7" table:style-name="ce10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text:span text:style-name="T30">Maggio 2025</text:span><text:span text:style-name="T31">: analisi chimica dei campioni di suolo</text:span></text:p>
          </table:table-cell>
          <table:covered-table-cell table:number-columns-repeated="2" table:style-name="ce101"/>
          <table:covered-table-cell table:number-columns-repeated="7" table:style-name="ce10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5" office:value-type="string" calcext:value-type="string" table:number-columns-spanned="10" table:number-rows-spanned="1">
            <text:p>Giugno 2025<text:span text:style-name="T25">: discussione ed interpretazione dei risultati ottenuti</text:span></text:p>
          </table:table-cell>
          <table:covered-table-cell table:number-columns-repeated="2" table:style-name="ce101"/>
          <table:covered-table-cell table:number-columns-repeated="7" table:style-name="ce103"/>
          <table:table-cell table:number-columns-repeated="16368"/>
        </table:table-row>
        <table:table-row table:style-name="ro21">
          <table:table-cell/>
          <table:covered-table-cell table:number-columns-repeated="2" table:style-name="ce62"/>
          <table:covered-table-cell table:style-name="ce72"/>
          <table:covered-table-cell table:number-columns-repeated="2" table:style-name="ce47"/>
          <table:table-cell table:style-name="ce96" table:number-columns-spanned="10" table:number-rows-spanned="2"/>
          <table:covered-table-cell table:number-columns-repeated="2" table:style-name="ce101"/>
          <table:covered-table-cell table:number-columns-repeated="7" table:style-name="ce103"/>
          <table:table-cell table:number-columns-repeated="16368"/>
        </table:table-row>
        <table:table-row table:style-name="ro23">
          <table:table-cell table:style-name="ce14"/>
          <table:covered-table-cell table:number-columns-repeated="2" table:style-name="ce62"/>
          <table:covered-table-cell table:style-name="ce72"/>
          <table:covered-table-cell table:number-columns-repeated="2" table:style-name="ce47"/>
          <table:covered-table-cell table:number-columns-repeated="10" table:style-name="ce45"/>
          <table:table-cell table:style-name="ce14" table:number-columns-repeated="1008"/>
          <table:table-cell table:number-columns-repeated="15360"/>
        </table:table-row>
        <table:table-row table:style-name="ro23">
          <table:table-cell table:style-name="ce14"/>
          <table:table-cell table:style-name="ce64" table:number-columns-repeated="2"/>
          <table:table-cell table:style-name="ce57"/>
          <table:table-cell table:style-name="ce47" table:number-columns-repeated="2"/>
          <table:table-cell table:style-name="ce97" table:number-columns-repeated="10"/>
          <table:table-cell table:style-name="ce14" table:number-columns-repeated="1008"/>
          <table:table-cell table:number-columns-repeated="15360"/>
        </table:table-row>
        <table:table-row table:style-name="ro7">
          <table:table-cell table:style-name="ce16" office:value-type="string" calcext:value-type="string" table:number-columns-spanned="4" table:number-rows-spanned="1">
            <text:p>RELAZIONE DI PROGETTO E PROGRAMMA DETTAGLIATO</text:p>
          </table:table-cell>
          <table:covered-table-cell table:number-columns-repeated="3"/>
          <table:table-cell table:number-columns-repeated="16380"/>
        </table:table-row>
        <table:table-row table:style-name="ro7">
          <table:table-cell table:style-name="ce16"/>
          <table:table-cell table:number-columns-repeated="16383"/>
        </table:table-row>
        <table:table-row table:style-name="ro7">
          <table:table-cell table:style-name="ce18" office:value-type="string" calcext:value-type="string" table:number-columns-spanned="17" table:number-rows-spanned="104">
            <text:p>La procedura da seguire nel campionamento deve tener conto del fatto che l’obiettivo della ricerca è la stima della variazione nella quantità di C</text:p>
            <text:p><text:span text:style-name="T1">sequestrata dal suolo in Mg * </text:span><text:span text:style-name="T2"> ha</text:span><text:span text:style-name="T3">-1</text:span> (tonnellate per ettaro). La quantità di C organico contenuta nel suolo è il risultato di un equilibrio dinamico tra</text:p>
            <text:p>l’input della fotosintesi, che aggiunge sostanza organica sotto forma di lettiera, e l’output della degradazione biotica, che rimuove C dal suolo</text:p>
            <text:p>liberandolo come CO<text:span text:style-name="T4">2</text:span> in atmosfera. Tale equilibrio può essere alterato dalle pratiche agronomiche o dal cambiamento climatico; la variazione del SOC</text:p>
            <text:p><text:span text:style-name="T1">sarà, comunque, piuttosto esigua (&lt; 0,5 Mg * </text:span><text:span text:style-name="T2"> ha</text:span><text:span text:style-name="T3">-1</text:span>), soprattutto se confrontata con la grande quantità di C organico presente nello strato superficiale del</text:p>
            <text:p><text:span text:style-name="T1">suolo, fino alla profondità di 60 cm, che può superare i 100 Mg * </text:span><text:span text:style-name="T2"> ha</text:span><text:span text:style-name="T3">-1</text:span> (Carter, M. R., &amp; Gregorich, 2007). Quindi i cambiamenti nel SOC possono</text:p>
            <text:p>essere misurati in modo attendibile solo in un arco temporale molto lungo, di anni o addirittura decenni.</text:p>
            <text:p>Le variazioni temporali, riconducibili alle pratiche di gestione agronomica, a cambiamenti ambientali o allo stadio successionale della cenosi, devono</text:p>
            <text:p>essere distinguibili dalle variazioni spaziali dovute all’eterogeneità delle condizioni ecologiche o dei trattamenti subiti dall’area di studio. Non solo il</text:p>
            <text:p>campione dovrà essere statisticamente significativo e rappresentativo dell’area di studio ma si dovrà anche fornire un’indicazione del livello di</text:p>
            <text:p>confidenza delle misure.</text:p>
            <text:p>Assumendo che la varianza sia molto bassa, per rilevare una differenza di 2 Mg * ha<text:span text:style-name="T5">-1</text:span> dovrebbero bastare 20 campioni di suolo all’anno per un periodo</text:p>
            <text:p>non inferiore a 5÷6 anni (Ellert et al., 2007). Il campionamento implica la scelta, dalla popolazione totale, di un sottoinsieme di elementi o campioni,</text:p>
            <text:p>sui quali verranno effettuate le misurazioni; queste ultime saranno utilizzate per stimare le proprietà (o parametri) della popolazione complessiva.</text:p>
            <text:p>Infatti, misurare tutti gli elementi della popolazione è impossibile a causa del loro elevatissimo numero: per es., un campo di 1 ha contiene qualcosa</text:p>
            <text:p>come un milione di buche di 1 dm<text:span text:style-name="T5">2</text:span>! Nonostante ciò, il campione dev’essere rappresentativo della popolazione, se si vogliono inferire i parametri di</text:p>
            <text:p><text:span text:style-name="T1">quest’ultima, come la quantità media di C organico (in Mg * </text:span><text:span text:style-name="T2"> ha</text:span><text:span text:style-name="T3">-1</text:span>).</text:p>
            <text:p>Il campionamento probabilistico prevede che i campioni di suolo vengano prelevati in località casuali e consente di valutare l’accuratezza delle stime</text:p>
            <text:p>del parametro oggetto di inferenza statistica attraverso il calcolo di indici di dispersione intorno alla media, come la varianza (Carter &amp; Gregorich,</text:p>
            <text:p>2007). Utilizzando un’applicazione GPS (Global Positioning System) per smartphone, si possono ottenere le coordinate di un determinato punto.</text:p>
            <text:p>Quindi, basterà sostituire alle ultime tre cifre della longitudine e della latitudine, che rappresentano i millesimi di grado secondo, con numeri casuali</text:p>
            <text:p>estratti da una distribuzione uniforme, compresi fra 0 e 999. Sarà, così, possibile ottenere campioni indipendenti. Anche la posizione spaziale dei punti</text:p>
            <text:p>di campionamento (sample points) è importante, e dovrebbe essere riportata su di una mappa. Infatti, i cambiamenti temporali nel C organico del suolo</text:p>
            <text:p>possono essere misurati più facilmente se i campioni raccolti negli anni successivi vengono estratti in stretta prossimità di siti già campionati. I punti di</text:p>
            <text:p>campionamento dovrebbero, perciò, essere contrassegnati con apposite asticelle verticali conficcate nel terreno.</text:p>
            <text:p>Secondo Ellert et al. (2007), i campioni di suolo dovrebbero essere prelevati ad una profondità minima di 60 cm nel caso di piante perenni, nonostante</text:p>
            <text:p><text:span text:style-name="T1">la difficoltà di rilevare cambiamenti significativi di C organico nel suolo (per es., 2 Mg C * </text:span><text:span text:style-name="T2">ha</text:span><text:span text:style-name="T3">-1</text:span>) a partire da valori medi che si riferiscano a notevoli</text:p>
            <text:p>spessori di terreno.</text:p>
            <text:p>Poiché la quantità di C aumenta con la profondità, si può assumere che la velocità con cui tale variabile cambia nel tempo, ossia dx/dt, in cui x è il C</text:p>
            <text:p>organico per ettaro e t è il tempo, diminuisca in modo esponenziale all’aumentare della profondità. I soil cores potrebbero, allora, essere estratti a</text:p>
            <text:p>profondità casuali, comprese fra 0 e 60 cm circa, distribuite esponenzialmente, per far sì che lo strato più rappresentato nel campione statistico sia</text:p>
            <text:p>quello maggiormente suscettibile di subire variazioni temporali nella quantità di C organico, aumentando, così, la sensibilità dello studio senza</text:p>
            <text:p>introdurre un significativo bias statistico. Strawn et al. (2020), infatti, sottolineano che la necromassa vegetale (frammenti di radici, lettiera ecc.) non</text:p>
            <text:p>dovrebbe essere rimossa prima di effettuare l’analisi chimica per non sottostimare la quantità di C presente negli orizzonti più superficiali del suolo ,</text:p>
            <text:p>come l’orizzonte A, in cui i detriti vegetali possono rappresentare oltre il 20% della sostanza organica del suolo.</text:p>
            <text:p>Le coordinate spaziali dei punti di campionamento si possono determinare utilizzando la funzione &lt;profondità.suolo&gt; di R, che</text:p>
            <text:p>accetta come input il numero n di valori estratti da una distribuzione esponenziale di parametro beta, da una distribuzione uniforme compresa fra zero e</text:p>
            <text:p>lim, e il numero di campioni di suolo (samples). La scelta dei valori di profondità (in m) da cui estrarre i campioni si basa su un semplice algoritmo di</text:p>
            <text:p>tipo “accetta-rifiuta”: ogni valore, estratto dalla distribuzione exp, viene confrontato con il corrispondente valore estratto dalla distribuzione unif: se è</text:p>
            <text:p>minore, il valore viene accettato, altrimenti viene rifiutato. In particolare, scegliendo beta = 20, i valori di profondità vengono estratti in modo sì</text:p>
            <text:p>casuale ma prevalentemente dagli strati più superficiali del suolo, aumentando la sensibilità dell’analisi alle variazioni della quantità di C organico da</text:p>
            <text:p>un anno al successivo. Ogni profondità maggiore di un numero casuale estratto da una distribuzione uniforme compresa, per es., fra 0 e 80 cm, viene</text:p>
            <text:p>rifiutata; infatti, se il campionamento fosse uniforme, la probabilità di rilevare cambiamenti significativi nel parametro oggetto di studio in un arco</text:p>
            <text:p>temporale così breve (5÷6 anni) sarebbe estremamente bassa a causa della lentezza con cui il C migra negli strati inferiori del suolo.</text:p>
            <text:p>Lo spessore del suolo sottoposto a campionamento, che viene a coincidere con il valore massimo accettato (in questo caso 77 cm), è necessario per</text:p>
            <text:p>calcolare la quantità di suolo per unità di superficie dal prodotto del volume del suolo (770 dm<text:span text:style-name="T5">3</text:span> * m<text:span text:style-name="T5">-2</text:span>) per la sua densità (kg * dm -3). Successivamente,</text:p>
            <text:p>si moltiplica la concentrazione del C (in g di C * kg<text:span text:style-name="T5"> -1</text:span> di suolo) misurata sperimentalmente per la quantità di suolo per unità di superficie (ton di suolo *</text:p>
            <text:p>ha-1), ottenendo la quantità di C per ettaro (in ton). Per evitare che l’aumento annuale del C organico venga mascherato dalla variabilità spaziale,</text:p>
            <text:p>ciascuno dei 20 campioni di suolo verrà estratto sempre alla stessa profondità, lungo una circonferenza di 1 m di raggio, centrata nel punto di</text:p>
            <text:p>campionamento del primo anno; i punti di campionamento successivi, ossia quelli del 2°, 3°… anno, saranno determinati in base all’azimut calcolato</text:p>
            <text:p>dalla funzione profondità.suolo di R, che estrae samples numeri casuali distribuiti uniformemente fra 0 e 360.</text:p>
            <text:p>I campioni di suolo, prelevati dopo almeno 15 giorni dall’ultima precipitazione, verranno fatti essiccare all’aria per 30 giorni in un locale fresco e</text:p>
            <text:p>asciutto prima di essere sottoposti alle analisi.</text:p>
            <text:p/>
            <text:p><text:span text:style-name="T6">ANALISI DI LABORATORIO</text:span></text:p>
            <text:p><text:span text:style-name="T6"/></text:p>
            <text:p><text:span text:style-name="T7">Determinazione del carbonio organico</text:span></text:p>
            <text:p><text:span text:style-name="T7"/></text:p>
            <text:p>(METODI SPRINGER-KLEE e WALKLEY-BLACK)</text:p>
            <text:p>Elenco reagenti ed attrezzatura necessaria:</text:p>
            <text:p>- Acido solforico (H2SO4) [96% (= 1,835)]</text:p>
            <text:p>- Acido fosforico (H3PO4) [85% (= 1,695)]</text:p>
            <text:p>- Soluzione (0,3334 moli x L-1) di potassio bicromato</text:p>
            <text:p>- Soluzione (0,2 moli x L-1) di ferro (II) solfato eptaidrato</text:p>
            <text:p>Indicatore oxred: sodio 4-difenilamminosolfonato (C12H10NaNO3S).</text:p>
            <text:p>- Argento solfato (Ag2SO4) cristalli</text:p>
            <text:p>- matraccio per l'attacco da 200 mL fornito di termometro con scala fino a 200°C e graduazioni di PC</text:p>
            <text:p>Reagenti per la determinazione dei cloruri (metodo Mohr):</text:p>
            <text:p>- nitrato d’argento (soluzione 0,01 M)</text:p>
            <text:p>- K2CrO4 (soluzione 0,25 M)</text:p>
            <text:p>Bibliografia</text:p>
            <text:p>Decreto Ministeriale del 13/09/1999: Approvazione dei "Metodi ufficiali di analisi chimica del suolo". Modello B</text:p>
            <text:p/>
            <text:p><text:span text:style-name="T7">Analisi statistica</text:span></text:p>
            <text:p><text:span text:style-name="T7"/></text:p>
            <text:p>Dal momento che il progetto si svolgerà nel corso di 6 anni, altrettanti valori annuali di carbonio organico (in Mg di C∗ha-1), saranno calcolati come</text:p>
            <text:p>medie dei 20 campioni raccolti ogni anno. La serie temporale così ottenuta può essere sottoposta ad un test per la casualità o runs test (Wackerly et al.,</text:p>
            <text:p>2002): come suggerisce il nome, il runs test viene utilizzato per studiare una sequenza di eventi ogni elemento della quale può assumere uno di due</text:p>
            <text:p>possibili risultati, successo (S) o fallimento (F).</text:p>
            <text:p>In generale, in una serie temporale costituita dai valori di una stessa variabile misurata ad intervalli regolari di tempo, uno scostamento dalla casualità</text:p>
            <text:p>potrebbe essere dovuto ad una tendenza, all’aumento o alla diminuzione, o ad una periodicità. Nel caso del C organico in un prato di nuovo impianto la</text:p>
            <text:p>tendenza prevista è, ovviamente, all’aumento e può essere rilevata esaminando le deviazioni dei valori annuali dalla loro media. Le deviazioni positive</text:p>
            <text:p>e negative possono essere contrassegnate come successi (S) e, rispettivamente, fallimenti (F).</text:p>
            <text:p>Bibliografia</text:p>
            <text:p>Carter, M. R., &amp; Gregorich, E. G. (Eds.). 2007. Soil sampling and methods of analysis. CRC press.</text:p>
            <text:p>Ellert et al., Measuring Change in Soil Organic Carbon Storage. In Carter, M. R., &amp; Gregorich, E. G. (Eds.). (2007). Soil sampling and methods of</text:p>
            <text:p>analysis. CRC press.</text:p>
            <text:p>Strawn, D. G., Bohn, H. L. e O’Connor, G. A. 2020. Soil Chemistry – Fifth Edition. Wiley Blackwell ed., 356 pp.</text:p>
            <text:p>Wackerly, D., Mendenhall, W., &amp; Scheaffer, R. L. (2002). Mathematical statistics with applications. Duxbury Advanced Series - Thomson Learning.</text:p>
            <text:p>Webster, R., &amp; Oliver, M. A. (2007). Geostatistics for environmental scientists. John Wiley &amp; Sons.</text:p>
            <text:p/>
            <text:p><text:span text:style-name="T7">Ricadute didattiche</text:span></text:p>
            <text:p><text:span text:style-name="T7"/></text:p>
            <text:p>Il presente progetto non rappresenta soltanto un’occasione di crescita scientifica e culturale per noi insegnanti ma anche di ammodernamento del</text:p>
            <text:p>laboratorio di chimica, per renderlo rispondente alle esigenze di una didattica sempre più imperniata sulla sperimentazione in campo, sul learning by</text:p>
            <text:p>doing, e per ripristinare, anche in questo ambito, quel collegamento fra teoria e pratica che dovrebbe caratterizzare ogni istituto tecnico.</text:p>
            <text:p/>
          </table:table-cell>
          <table:covered-table-cell table:number-columns-repeated="16"/>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covered-table-cell table:number-columns-repeated="17"/>
          <table:table-cell table:number-columns-repeated="16367"/>
        </table:table-row>
        <table:table-row table:style-name="ro7" table:number-rows-repeated="62">
          <table:table-cell table:number-columns-repeated="16384"/>
        </table:table-row>
        <table:table-row table:style-name="ro7" table:number-rows-repeated="1048290">
          <table:table-cell table:number-columns-repeated="16384"/>
        </table:table-row>
        <table:table-row table:style-name="ro24" table:number-rows-repeated="38">
          <table:table-cell table:number-columns-repeated="16384"/>
        </table:table-row>
        <table:table-row table:style-name="ro24">
          <table:table-cell table:number-columns-repeated="16384"/>
        </table:table-row>
        <table:named-expressions>
          <table:named-range table:name="Excel_BuiltIn_Print_Area" table:base-cell-address="$Foglio1.$A$1" table:cell-range-address="$Foglio1.$A$1:.$Q$79"/>
          <table:named-expression table:name="_ftnref1" table:base-cell-address="$Foglio1.$A$1" table:expression="#REF!"/>
          <table:named-expression table:name="_ftnref2" table:base-cell-address="$Foglio1.$A$1" table:expression="#REF!"/>
          <table:named-range table:name="_ftnref3" table:base-cell-address="$Foglio1.$A$1" table:cell-range-address="$Foglio1.$B$70"/>
          <table:named-range table:name="_ftnref5" table:base-cell-address="$Foglio1.$A$1" table:cell-range-address="$Foglio1.$B$72"/>
          <table:named-range table:name="_ftnref6" table:base-cell-address="$Foglio1.$A$1" table:cell-range-address="$Foglio1.$B$7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_32_0_25__20_-_20_Colore_20_1" style:display-name="20% - Colore 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Colore_20_2" style:display-name="20% - Colore 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Colore_20_3" style:display-name="20% - Colore 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Colore_20_4" style:display-name="20% - Colore 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Colore_20_5" style:display-name="20% - Colore 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Colore_20_6" style:display-name="20% - Colore 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1" style:display-name="40% - Colore 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2" style:display-name="40% - Colore 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3" style:display-name="40% - Colore 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4" style:display-name="40% - Colore 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5" style:display-name="40% - Colore 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Colore_20_6" style:display-name="40% - Colore 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1" style:display-name="60% - Colore 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2" style:display-name="60% - Colore 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3" style:display-name="60% - Colore 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4" style:display-name="60% - Colore 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5" style:display-name="60% - Colore 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Colore_20_6" style:display-name="60% - Colore 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olo"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la_20_collegata" style:display-name="Cella collegata"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lla_20_da_20_controllare" style:display-name="Cella da controllare"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olore_20_1" style:display-name="Colore 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lore_20_2" style:display-name="Colore 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lore_20_3" style:display-name="Colore 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lore_20_4" style:display-name="Colore 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lore_20_5" style:display-name="Colore 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lore_20_6" style:display-name="Colore 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e"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_20_1" style:display-name="Nota 1" style:family="table-cell" style:parent-style-name="Default">
      <style:table-cell-properties fo:background-color="#ffffcc" style:diagonal-bl-tr="none" style:diagonal-tl-br="none" fo:border="0.74pt solid #c0c0c0" fo:padding="0.071cm" style:rotation-align="non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Output"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sto_20_avviso" style:display-name="Testo avviso"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sto_20_descrittivo" style:display-name="Testo descrittivo"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itolo_20_1_20_1" style:display-name="Titolo 1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olo_20_2_20_1" style:display-name="Titolo 2 1"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olo_20_3" style:display-name="Titolo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olo_20_4" style:display-name="Titolo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olo_20_5" style:display-name="Titolo 5"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e"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Valore_20_non_20_valido" style:display-name="Valore non valido"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alore_20_valido" style:display-name="Valore valido"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Estremità_20_linea_20_1" draw:display-name="Estremità linea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1.3cm" fo:margin-left="1.194cm" fo:margin-right="1.499cm" style:first-page-number="continue" style:scale-to="85%" style:writing-mode="lr-tb"/>
      <style:header-style>
        <style:header-footer-properties svg:height="0.7cm" fo:margin-left="0.706cm" fo:margin-right="0.4cm" fo:margin-bottom="0cm"/>
      </style:header-style>
      <style:footer-style>
        <style:header-footer-properties fo:min-height="0.75cm" fo:margin-left="0.706cm" fo:margin-right="0.4cm" fo:margin-top="0.347cm"/>
      </style:footer-style>
    </style:page-layout>
    <style:style style:name="MT1" style:family="text">
      <style:text-properties style:use-window-font-color="true" loext:opacity="0%"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 style:data-style-name="N2" text:time-value="18:31:10.051373512">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PageStyle_5f_Foglio1" style:display-name="PageStyle_Foglio1" style:page-layout-name="Mpm3">
      <style:header>
        <style:region-left>
          <text:p><text:span text:style-name="MT1">Regione Piemonte </text:span></text:p>
          <text:p><text:span text:style-name="MT1">Direzione istruzione, Formazione e Lavoro</text:span></text:p>
          <text:p><text:span text:style-name="MT1">Settore Politiche Istruzione</text:span></text:p>
        </style:region-left>
        <style:region-right>
          <text:p><text:span text:style-name="MT2">Relazione descrittiva del progetto Azione A1 Benessere- Modello B</text:span></text:p>
        </style:region-right>
      </style:header>
      <style:header-left style:display="false">
        <style:region-left>
          <text:p><text:span text:style-name="MT1">Regione Piemonte </text:span></text:p>
          <text:p><text:span text:style-name="MT1">Direzione istruzione, Formazione e Lavoro</text:span></text:p>
          <text:p><text:span text:style-name="MT1">Settore Politiche Istruzione</text:span></text:p>
        </style:region-left>
        <style:region-right>
          <text:p><text:span text:style-name="MT2">Relazione descrittiva del progetto Azione A1 Benessere- Modello B</text:span></text:p>
        </style:region-right>
      </style:header-left>
      <style:header-first style:display="false">
        <style:region-left>
          <text:p><text:span text:style-name="MT1">Regione Piemonte </text:span></text:p>
          <text:p><text:span text:style-name="MT1">Direzione istruzione, Formazione e Lavoro</text:span></text:p>
          <text:p><text:span text:style-name="MT1">Settore Politiche Istruzione</text:span></text:p>
        </style:region-left>
        <style:region-right>
          <text:p><text:span text:style-name="MT2">Relazione descrittiva del progetto Azione A1 Benessere- Modello B</text:span></text:p>
        </style:region-right>
      </style:header-firs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footer-first style:display="false">
        <text:p><text:span text:style-name="MT2">Pagina </text:span><text:span text:style-name="MT2"><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6T20:24:50.367238044</dc:date>
    <meta:print-date>2024-10-16T20:15:42.585530389</meta:print-date>
    <meta:editing-cycles>26</meta:editing-cycles>
    <meta:editing-duration>PT3H6M15S</meta:editing-duration>
    <meta:generator>LibreOffice/7.6.7.2$Linux_X86_64 LibreOffice_project/60$Build-2</meta:generator>
    <meta:printed-by>File PDF</meta:printed-by>
    <meta:document-statistic meta:table-count="1" meta:cell-count="45" meta:object-count="0"/>
  </office:meta>
</office:document-meta>
</file>